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in/bash</text:p>
      <text:p text:style-name="Standard"/>
      <text:p text:style-name="Standard"># Program to swap two numbers </text:p>
      <text:p text:style-name="Standard"><text:s text:c="3"/></text:p>
      <text:p text:style-name="Standard"># Static input of the </text:p>
      <text:p text:style-name="Standard"># number </text:p>
      <text:p text:style-name="Standard">first=5 </text:p>
      <text:p text:style-name="Standard">second=10 </text:p>
      <text:p text:style-name="Standard"><text:s text:c="3"/></text:p>
      <text:p text:style-name="Standard">temp=$first </text:p>
      <text:p text:style-name="Standard">first=$second </text:p>
      <text:p text:style-name="Standard">second=$temp </text:p>
      <text:p text:style-name="Standard"><text:s text:c="2"/></text:p>
      <text:p text:style-name="Standard">echo "After swapping, numbers are:"</text:p>
      <text:p text:style-name="Standard">echo "first = $first, second = $second"</text:p>
      <text:p text:style-name="Standard"/>
      <text:p text:style-name="Standard"/>
      <text:p text:style-name="Standard">#!/bin/bash</text:p>
      <text:p text:style-name="Standard"/>
      <text:p text:style-name="Standard"># Bash Program to find </text:p>
      <text:p text:style-name="Standard"># A to the power B </text:p>
      <text:p text:style-name="Standard"><text:s text:c="2"/></text:p>
      <text:p text:style-name="Standard"># Subroutine to find A </text:p>
      <text:p text:style-name="Standard"># to the power B </text:p>
      <text:p text:style-name="Standard">pow() </text:p>
      <text:p text:style-name="Standard">{ </text:p>
      <text:p text:style-name="Standard"><text:s text:c="2"/># value of A </text:p>
      <text:p text:style-name="Standard"><text:s text:c="2"/>a=$1 </text:p>
      <text:p text:style-name="Standard"><text:s text:c="2"/></text:p>
      <text:p text:style-name="Standard"><text:s text:c="2"/># value of B </text:p>
      <text:p text:style-name="Standard"><text:s text:c="2"/>b=$2 </text:p>
      <text:p text:style-name="Standard"><text:s text:c="2"/></text:p>
      <text:p text:style-name="Standard"><text:s text:c="2"/># c to count counter </text:p>
      <text:p text:style-name="Standard"><text:s text:c="2"/>c=1 </text:p>
      <text:p text:style-name="Standard"><text:s text:c="2"/></text:p>
      <text:p text:style-name="Standard"><text:s text:c="2"/># res to store the result </text:p>
      <text:p text:style-name="Standard"><text:s text:c="2"/>res=1 </text:p>
      <text:p text:style-name="Standard"><text:s text:c="2"/></text:p>
      <text:p text:style-name="Standard"><text:s text:c="2"/># </text:p>
      <text:p text:style-name="Standard"><text:s text:c="2"/>if((b==0)); </text:p>
      <text:p text:style-name="Standard"><text:s text:c="2"/>then</text:p>
      <text:p text:style-name="Standard"><text:s text:c="4"/>res=1 </text:p>
      <text:p text:style-name="Standard"><text:s text:c="2"/>fi</text:p>
      <text:p text:style-name="Standard"><text:s text:c="2"/></text:p>
      <text:p text:style-name="Standard"><text:s text:c="2"/>if((a==0)); </text:p>
      <text:p text:style-name="Standard"><text:s text:c="2"/>then</text:p>
      <text:p text:style-name="Standard"><text:s text:c="4"/>res=0 </text:p>
      <text:p text:style-name="Standard"><text:s text:c="2"/>fi</text:p>
      <text:p text:style-name="Standard"><text:s text:c="2"/></text:p>
      <text:p text:style-name="Standard"><text:s text:c="2"/>if((a &gt;= 1 &amp;&amp; b &gt;= 1)); </text:p>
      <text:p text:style-name="Standard"><text:s text:c="2"/>then</text:p>
      <text:p text:style-name="Standard"><text:s text:c="4"/>while((c &lt;= b)) </text:p>
      <text:p text:style-name="Standard"><text:s text:c="4"/>do</text:p>
      <text:p text:style-name="Standard"><text:soft-page-break/><text:s text:c="6"/>res=$((res * a)) </text:p>
      <text:p text:style-name="Standard"><text:s text:c="6"/>c=$((c + 1)) </text:p>
      <text:p text:style-name="Standard"><text:s text:c="4"/>done</text:p>
      <text:p text:style-name="Standard"><text:s text:c="2"/>fi</text:p>
      <text:p text:style-name="Standard"><text:s text:c="2"/></text:p>
      <text:p text:style-name="Standard"><text:s text:c="2"/># Display the result </text:p>
      <text:p text:style-name="Standard"><text:s text:c="2"/>echo "$1 to the power $2 is $res"</text:p>
      <text:p text:style-name="Standard">} </text:p>
      <text:p text:style-name="Standard"><text:s text:c="2"/></text:p>
      <text:p text:style-name="Standard"># Driver Code </text:p>
      <text:p text:style-name="Standard"><text:s text:c="2"/></text:p>
      <text:p text:style-name="Standard"># input </text:p>
      <text:p text:style-name="Standard">A=2 </text:p>
      <text:p text:style-name="Standard">B=4 </text:p>
      <text:p text:style-name="Standard"><text:s text:c="2"/></text:p>
      <text:p text:style-name="Standard"># calling the pow function </text:p>
      <text:p text:style-name="Standard">pow $A $B </text:p>
      <text:p text:style-name="Standard"/>
      <text:p text:style-name="Standard"/>
      <text:p text:style-name="Standard"/>
      <text:p text:style-name="Standard">#!/bin/bash</text:p>
      <text:p text:style-name="Standard"/>
      <text:p text:style-name="Standard"/>
      <text:p text:style-name="Standard"># Program to print the </text:p>
      <text:p text:style-name="Standard"># given pattern </text:p>
      <text:p text:style-name="Standard"><text:s text:c="2"/></text:p>
      <text:p text:style-name="Standard"># Static input for N </text:p>
      <text:p text:style-name="Standard">N=5 </text:p>
      <text:p text:style-name="Standard"><text:s text:c="2"/></text:p>
      <text:p text:style-name="Standard"># variable used for </text:p>
      <text:p text:style-name="Standard"># while loop </text:p>
      <text:p text:style-name="Standard">i=0 </text:p>
      <text:p text:style-name="Standard">j=0 </text:p>
      <text:p text:style-name="Standard"><text:s text:c="2"/></text:p>
      <text:p text:style-name="Standard">while [ $i -le `expr $N - 1` ] </text:p>
      <text:p text:style-name="Standard">do</text:p>
      <text:p text:style-name="Standard"><text:s text:c="4"/>j=0 </text:p>
      <text:p text:style-name="Standard"><text:s text:c="6"/></text:p>
      <text:p text:style-name="Standard"><text:s text:c="4"/>while [ $j -le `expr $N - 1` ] </text:p>
      <text:p text:style-name="Standard"><text:s text:c="4"/>do</text:p>
      <text:p text:style-name="Standard"><text:s text:c="8"/>if [ `expr $N - 1` -le `expr $i + $j` ] </text:p>
      <text:p text:style-name="Standard"><text:s text:c="8"/>then</text:p>
      <text:p text:style-name="Standard"><text:s text:c="10"/># Print the pattern </text:p>
      <text:p text:style-name="Standard"><text:s text:c="10"/>echo -ne "#"</text:p>
      <text:p text:style-name="Standard"><text:s text:c="8"/>else</text:p>
      <text:p text:style-name="Standard"><text:s text:c="10"/># Print the spaces required </text:p>
      <text:p text:style-name="Standard"><text:s text:c="10"/>echo -ne " "</text:p>
      <text:p text:style-name="Standard"><text:s text:c="8"/>fi</text:p>
      <text:p text:style-name="Standard"><text:s text:c="8"/>j=`expr $j + 1` </text:p>
      <text:p text:style-name="Standard"><text:s text:c="4"/>done</text:p>
      <text:p text:style-name="Standard"><text:s text:c="4"/># For next line </text:p>
      <text:p text:style-name="Standard"><text:s text:c="4"/>echo</text:p>
      <text:p text:style-name="Standard"><text:s text:c="15"/></text:p>
      <text:p text:style-name="Standard"><text:soft-page-break/><text:s text:c="4"/>i=`expr $i + 1` </text:p>
      <text:p text:style-name="Standard">done</text:p>
      <text:p text:style-name="Standard"/>
      <text:p text:style-name="Standard"/>
      <text:p text:style-name="Standard"/>
      <text:p text:style-name="Standard"/>
      <text:p text:style-name="Standard">#!/bin/bash</text:p>
      <text:p text:style-name="Standard"/>
      <text:p text:style-name="Standard">echo "Enter the size of fibonacci series: "</text:p>
      <text:p text:style-name="Standard">read n</text:p>
      <text:p text:style-name="Standard"/>
      <text:p text:style-name="Standard">a=0</text:p>
      <text:p text:style-name="Standard">b=1</text:p>
      <text:p text:style-name="Standard"/>
      <text:p text:style-name="Standard">echo "Fibonacci series is: "</text:p>
      <text:p text:style-name="Standard"/>
      <text:p text:style-name="Standard">for (( i=0; i&lt;=n; i++))</text:p>
      <text:p text:style-name="Standard">do</text:p>
      <text:p text:style-name="Standard"><text:s/>echo "$a "</text:p>
      <text:p text:style-name="Standard"><text:s/>fn=$((a+b))</text:p>
      <text:p text:style-name="Standard"><text:s/>a=$b</text:p>
      <text:p text:style-name="Standard"><text:s/>b=$fn</text:p>
      <text:p text:style-name="Standard">done</text:p>
      <text:p text:style-name="Standard"/>
      <text:p text:style-name="Standard"/>
      <text:p text:style-name="Standard">#!/bin/bash</text:p>
      <text:p text:style-name="Standard"/>
      <text:p text:style-name="Standard"/>
      <text:p text:style-name="Standard">num=545 </text:p>
      <text:p text:style-name="Standard"><text:s text:c="3"/></text:p>
      <text:p text:style-name="Standard"># Storing the remainder </text:p>
      <text:p text:style-name="Standard">s=0 </text:p>
      <text:p text:style-name="Standard"><text:s text:c="3"/></text:p>
      <text:p text:style-name="Standard"># Store number in reverse <text:s/></text:p>
      <text:p text:style-name="Standard"># order </text:p>
      <text:p text:style-name="Standard">rev=""</text:p>
      <text:p text:style-name="Standard"><text:s text:c="3"/></text:p>
      <text:p text:style-name="Standard"># Store original number <text:s/></text:p>
      <text:p text:style-name="Standard"># in another variable </text:p>
      <text:p text:style-name="Standard">temp=$num </text:p>
      <text:p text:style-name="Standard"><text:s text:c="3"/></text:p>
      <text:p text:style-name="Standard">while [ $num -gt 0 ] </text:p>
      <text:p text:style-name="Standard">do</text:p>
      <text:p text:style-name="Standard"><text:s text:c="4"/># Get Remainder </text:p>
      <text:p text:style-name="Standard"><text:s text:c="4"/>s=$(( $num % 10 )) <text:s text:c="2"/></text:p>
      <text:p text:style-name="Standard"><text:s text:c="6"/></text:p>
      <text:p text:style-name="Standard"><text:s text:c="4"/># Get next digit </text:p>
      <text:p text:style-name="Standard"><text:s text:c="4"/>num=$(( $num / 10 )) <text:s/></text:p>
      <text:p text:style-name="Standard"><text:s text:c="6"/></text:p>
      <text:p text:style-name="Standard"><text:s text:c="4"/># Store previous number and </text:p>
      <text:p text:style-name="Standard"><text:s text:c="4"/># current digit in reverse <text:s/></text:p>
      <text:p text:style-name="Standard"><text:s text:c="4"/>rev=$( echo ${rev}${s} ) <text:s/></text:p>
      <text:p text:style-name="Standard">done</text:p>
      <text:p text:style-name="Standard"><text:soft-page-break/><text:s text:c="3"/></text:p>
      <text:p text:style-name="Standard">if [ $temp -eq $rev ]; </text:p>
      <text:p text:style-name="Standard">then</text:p>
      <text:p text:style-name="Standard"><text:s text:c="4"/>echo "Number is palindrome"</text:p>
      <text:p text:style-name="Standard">else</text:p>
      <text:p text:style-name="Standard"><text:s text:c="4"/>echo "Number is NOT palindrome"</text:p>
      <text:p text:style-name="Standard">fi</text:p>
      <text:p text:style-name="Standard"/>
      <text:p text:style-name="Standard"/>
      <text:p text:style-name="Standard"/>
      <text:p text:style-name="Standard">#!/bin/bash</text:p>
      <text:p text:style-name="Standard"/>
      <text:p text:style-name="Standard">echo "Enter size: "</text:p>
      <text:p text:style-name="Standard">read p</text:p>
      <text:p text:style-name="Standard"/>
      <text:p text:style-name="Standard">p=7; </text:p>
      <text:p text:style-name="Standard"><text:s text:c="2"/></text:p>
      <text:p text:style-name="Standard">for((m=1; m&lt;=p; m++)) </text:p>
      <text:p text:style-name="Standard">do</text:p>
      <text:p text:style-name="Standard"><text:s text:c="4"/># This loop print spaces </text:p>
      <text:p text:style-name="Standard"><text:s text:c="4"/># required </text:p>
      <text:p text:style-name="Standard"><text:s text:c="4"/>for((a=i; a&lt;=p; a++)) </text:p>
      <text:p text:style-name="Standard"><text:s text:c="4"/>do</text:p>
      <text:p text:style-name="Standard"><text:s text:c="6"/>echo -ne " "; </text:p>
      <text:p text:style-name="Standard"><text:s text:c="4"/>done</text:p>
      <text:p text:style-name="Standard"><text:s text:c="6"/></text:p>
      <text:p text:style-name="Standard"><text:s text:c="4"/># This loop print the left </text:p>
      <text:p text:style-name="Standard"><text:s text:c="4"/># side of the the pyramid </text:p>
      <text:p text:style-name="Standard"><text:s text:c="4"/>for((n=1; n&lt;=m; n++)) </text:p>
      <text:p text:style-name="Standard"><text:s text:c="4"/>do</text:p>
      <text:p text:style-name="Standard"><text:s text:c="6"/>echo -ne "#"; </text:p>
      <text:p text:style-name="Standard"><text:s text:c="4"/>done</text:p>
      <text:p text:style-name="Standard"><text:s text:c="2"/></text:p>
      <text:p text:style-name="Standard"><text:s text:c="4"/># This loop print right <text:s/></text:p>
      <text:p text:style-name="Standard"><text:s text:c="4"/># side of the pryamid. </text:p>
      <text:p text:style-name="Standard"><text:s text:c="4"/>for((i=1; i&lt;m; i++)) </text:p>
      <text:p text:style-name="Standard"><text:s text:c="4"/>do</text:p>
      <text:p text:style-name="Standard"><text:s text:c="6"/>echo -ne "#"; </text:p>
      <text:p text:style-name="Standard"><text:s text:c="4"/>done</text:p>
      <text:p text:style-name="Standard"><text:s text:c="2"/></text:p>
      <text:p text:style-name="Standard"><text:s text:c="4"/># New line </text:p>
      <text:p text:style-name="Standard"><text:s text:c="4"/>echo; </text:p>
      <text:p text:style-name="Standard">done</text:p>
      <text:p text:style-name="Standard"/>
      <text:p text:style-name="Standard"/>
      <text:p text:style-name="Standard"/>
      <text:p text:style-name="Standard"># !/bin/bash </text:p>
      <text:p text:style-name="Standard"><text:s text:c="2"/></text:p>
      <text:p text:style-name="Standard"># Program to find sum </text:p>
      <text:p text:style-name="Standard"># of digits </text:p>
      <text:p text:style-name="Standard"><text:s text:c="2"/></text:p>
      <text:p text:style-name="Standard"># Static input of the </text:p>
      <text:p text:style-name="Standard"># number </text:p>
      <text:p text:style-name="Standard"><text:soft-page-break/>Num=123 </text:p>
      <text:p text:style-name="Standard">g=$Num </text:p>
      <text:p text:style-name="Standard"><text:s text:c="2"/></text:p>
      <text:p text:style-name="Standard"># store the sum of <text:s/></text:p>
      <text:p text:style-name="Standard"># digits </text:p>
      <text:p text:style-name="Standard">s=0 </text:p>
      <text:p text:style-name="Standard"><text:s text:c="2"/></text:p>
      <text:p text:style-name="Standard"># use while loop to </text:p>
      <text:p text:style-name="Standard"># caclulate the sum </text:p>
      <text:p text:style-name="Standard"># of all digits </text:p>
      <text:p text:style-name="Standard">while [ $Num -gt 0 ] </text:p>
      <text:p text:style-name="Standard">do</text:p>
      <text:p text:style-name="Standard"><text:s text:c="4"/># get Remainder </text:p>
      <text:p text:style-name="Standard"><text:s text:c="4"/>k=$(( $Num % 10 )) <text:s/></text:p>
      <text:p text:style-name="Standard"><text:s text:c="2"/></text:p>
      <text:p text:style-name="Standard"><text:s text:c="4"/># get next digit </text:p>
      <text:p text:style-name="Standard"><text:s text:c="4"/>Num=$(( $Num / 10 )) </text:p>
      <text:p text:style-name="Standard"><text:s text:c="2"/></text:p>
      <text:p text:style-name="Standard"><text:s text:c="4"/># calculate sum of </text:p>
      <text:p text:style-name="Standard"><text:s text:c="4"/># digit <text:s text:c="2"/></text:p>
      <text:p text:style-name="Standard"><text:s text:c="4"/>s=$(( $s + $k )) <text:s/></text:p>
      <text:p text:style-name="Standard">done</text:p>
      <text:p text:style-name="Standard">echo <text:s/>"sum of digits of $g is : $s"</text:p>
      <text:p text:style-name="Standard"/>
      <text:p text:style-name="Standard"/>
      <text:p text:style-name="Standard">#!/bin/bash</text:p>
      <text:p text:style-name="Standard"/>
      <text:p text:style-name="Standard">echo "Enter two numbers: "</text:p>
      <text:p text:style-name="Standard">read a</text:p>
      <text:p text:style-name="Standard">read b</text:p>
      <text:p text:style-name="Standard"/>
      <text:p text:style-name="Standard">echo "Enter choice: "</text:p>
      <text:p text:style-name="Standard">echo "1. Addition"</text:p>
      <text:p text:style-name="Standard">echo "2. Subtruction"</text:p>
      <text:p text:style-name="Standard">echo "3. Multiplication"</text:p>
      <text:p text:style-name="Standard">echo "4. Division"</text:p>
      <text:p text:style-name="Standard">read ch</text:p>
      <text:p text:style-name="Standard"/>
      <text:p text:style-name="Standard">case $ch in</text:p>
      <text:p text:style-name="Standard"><text:tab/>1)res=`echo $a + $b | bc`</text:p>
      <text:p text:style-name="Standard"><text:tab/>;;</text:p>
      <text:p text:style-name="Standard"/>
      <text:p text:style-name="Standard"><text:tab/>2)res=`echo $a - $b | bc`</text:p>
      <text:p text:style-name="Standard"><text:tab/>;;</text:p>
      <text:p text:style-name="Standard"/>
      <text:p text:style-name="Standard"><text:tab/>3)res=`echo $a \* $b | bc`</text:p>
      <text:p text:style-name="Standard"><text:tab/>;;</text:p>
      <text:p text:style-name="Standard"/>
      <text:p text:style-name="Standard"><text:tab/>4)res=`echo "scale=2; $a / $b" | bc`</text:p>
      <text:p text:style-name="Standard"><text:tab/>;;</text:p>
      <text:p text:style-name="Standard">esac</text:p>
      <text:p text:style-name="Standard">echo "Result: $res"</text:p>
      <text:p text:style-name="Standard"/>
      <text:p text:style-name="Standard"><text:soft-page-break/>#!/bin/bash</text:p>
      <text:p text:style-name="Standard"># Sorting the array in Bash <text:s/></text:p>
      <text:p text:style-name="Standard"># using Bubble sort <text:s text:c="2"/></text:p>
      <text:p text:style-name="Standard"># Static input of Array </text:p>
      <text:p text:style-name="Standard">arr=(10 8 20 100 12) <text:s text:c="2"/></text:p>
      <text:p text:style-name="Standard">echo "Array in original order"</text:p>
      <text:p text:style-name="Standard">echo ${arr[*]} <text:s text:c="2"/></text:p>
      <text:p text:style-name="Standard"># Performing Bubble sort <text:s/></text:p>
      <text:p text:style-name="Standard">for ((i = 0; i&lt;5; i++)) </text:p>
      <text:p text:style-name="Standard">do <text:s text:c="5"/></text:p>
      <text:p text:style-name="Standard"><text:s text:c="4"/>for((j = i; j&lt;5-i-1; j++)) </text:p>
      <text:p text:style-name="Standard"><text:s text:c="4"/>do <text:s text:c="5"/></text:p>
      <text:p text:style-name="Standard"><text:s text:c="8"/>if ((${arr[j]} &gt; ${arr[$((j+1))]})) </text:p>
      <text:p text:style-name="Standard"><text:s text:c="8"/>then</text:p>
      <text:p text:style-name="Standard"><text:s text:c="12"/># swap </text:p>
      <text:p text:style-name="Standard"><text:s text:c="12"/>temp=${arr[$j]} </text:p>
      <text:p text:style-name="Standard"><text:s text:c="12"/>arr[$j]=${arr[$((j+1))]} <text:s text:c="2"/></text:p>
      <text:p text:style-name="Standard"><text:s text:c="12"/>arr[$((j+1))]=$temp </text:p>
      <text:p text:style-name="Standard"><text:s text:c="8"/>fi</text:p>
      <text:p text:style-name="Standard"><text:s text:c="4"/>done</text:p>
      <text:p text:style-name="Standard">done</text:p>
      <text:p text:style-name="Standard"><text:s text:c="2"/></text:p>
      <text:p text:style-name="Standard">echo "Array in sorted order :"</text:p>
      <text:p text:style-name="Standard">echo ${arr[*]} </text:p>
      <text:p text:style-name="Standard"/>
      <text:p text:style-name="Standard"/>
      <text:p text:style-name="Standard">#!/bin/bash</text:p>
      <text:p text:style-name="Standard"/>
      <text:p text:style-name="Standard"># Total numbers </text:p>
      <text:p text:style-name="Standard">n=5 </text:p>
      <text:p text:style-name="Standard"><text:s text:c="3"/></text:p>
      <text:p text:style-name="Standard"># copying the value of n </text:p>
      <text:p text:style-name="Standard">m=$n </text:p>
      <text:p text:style-name="Standard"><text:s text:c="3"/></text:p>
      <text:p text:style-name="Standard"># initialized sum by 0 </text:p>
      <text:p text:style-name="Standard">sum=0 </text:p>
      <text:p text:style-name="Standard"><text:s text:c="3"/></text:p>
      <text:p text:style-name="Standard"># array initialized with </text:p>
      <text:p text:style-name="Standard"># some numbers </text:p>
      <text:p text:style-name="Standard">array=(2 2 3 4 5) </text:p>
      <text:p text:style-name="Standard"><text:s text:c="3"/></text:p>
      <text:p text:style-name="Standard"># loop until n is greater </text:p>
      <text:p text:style-name="Standard"># than 0 </text:p>
      <text:p text:style-name="Standard">while [ $n -gt 0 ] </text:p>
      <text:p text:style-name="Standard">do</text:p>
      <text:p text:style-name="Standard"><text:s text:c="4"/># copy element in a <text:s/></text:p>
      <text:p text:style-name="Standard"><text:s text:c="4"/># temp variable </text:p>
      <text:p text:style-name="Standard"><text:s text:c="4"/>num=${array[`expr $n - 1`]} <text:s text:c="4"/></text:p>
      <text:p text:style-name="Standard"><text:s text:c="3"/></text:p>
      <text:p text:style-name="Standard"><text:s text:c="4"/># add them to sum </text:p>
      <text:p text:style-name="Standard"><text:s text:c="4"/>sum=`expr $sum + $num` </text:p>
      <text:p text:style-name="Standard"><text:s text:c="3"/></text:p>
      <text:p text:style-name="Standard"><text:s text:c="4"/># decrement count of n </text:p>
      <text:p text:style-name="Standard"><text:soft-page-break/><text:s text:c="4"/>n=`expr $n - 1` </text:p>
      <text:p text:style-name="Standard">done </text:p>
      <text:p text:style-name="Standard"><text:s text:c="3"/></text:p>
      <text:p text:style-name="Standard"># displaying the average <text:s/></text:p>
      <text:p text:style-name="Standard"># by piping with bc command </text:p>
      <text:p text:style-name="Standard"># bc is bash calculator </text:p>
      <text:p text:style-name="Standard"># command </text:p>
      <text:p text:style-name="Standard">avg=`echo "$sum / $m" | bc -l` </text:p>
      <text:p text:style-name="Standard">printf '%0.3f' "$avg"</text:p>
      <text:p text:style-name="Standard">echo</text:p>
      <text:p text:style-name="Standard"/>
      <text:p text:style-name="Standard"># !/bin/bash </text:p>
      <text:p text:style-name="Standard"># To input array at run <text:s/></text:p>
      <text:p text:style-name="Standard"># time by using for-loop </text:p>
      <text:p text:style-name="Standard"><text:s text:c="2"/></text:p>
      <text:p text:style-name="Standard">echo -n "Enter the Total numbers :"</text:p>
      <text:p text:style-name="Standard">read n </text:p>
      <text:p text:style-name="Standard">echo "Enter numbers:"</text:p>
      <text:p text:style-name="Standard">i=0 </text:p>
      <text:p text:style-name="Standard"><text:s text:c="2"/></text:p>
      <text:p text:style-name="Standard"># Read upto the size of <text:s/></text:p>
      <text:p text:style-name="Standard"># given array starting <text:s/></text:p>
      <text:p text:style-name="Standard"># from index, i=0 </text:p>
      <text:p text:style-name="Standard">while [ $i -lt $n ] </text:p>
      <text:p text:style-name="Standard">do</text:p>
      <text:p text:style-name="Standard"><text:s text:c="4"/># To input from user </text:p>
      <text:p text:style-name="Standard"><text:s text:c="4"/>read a[$i] </text:p>
      <text:p text:style-name="Standard"><text:s text:c="2"/></text:p>
      <text:p text:style-name="Standard"><text:s text:c="4"/># To increment index <text:s/></text:p>
      <text:p text:style-name="Standard"><text:s text:c="4"/># by 1, i=i+1 </text:p>
      <text:p text:style-name="Standard"><text:s text:c="4"/>i=`expr $i + 1` </text:p>
      <text:p text:style-name="Standard">done</text:p>
      <text:p text:style-name="Standard"><text:s text:c="2"/></text:p>
      <text:p text:style-name="Standard"># Print the array starting </text:p>
      <text:p text:style-name="Standard"># from index, i=0 </text:p>
      <text:p text:style-name="Standard">echo "Output :"</text:p>
      <text:p text:style-name="Standard"><text:s text:c="2"/></text:p>
      <text:p text:style-name="Standard">for i in "${a[@]}"</text:p>
      <text:p text:style-name="Standard">do</text:p>
      <text:p text:style-name="Standard"><text:s text:c="4"/># access each element as $i </text:p>
      <text:p text:style-name="Standard"><text:s text:c="4"/>echo $i <text:s/></text:p>
      <text:p text:style-name="Standard">done</text:p>
      <text:p text:style-name="Standard"/>
      <text:p text:style-name="Standard"># !/bin/bash </text:p>
      <text:p text:style-name="Standard"># To declare static Array <text:s/></text:p>
      <text:p text:style-name="Standard">arr=(1 2 3 4 5) </text:p>
      <text:p text:style-name="Standard"><text:s text:c="2"/></text:p>
      <text:p text:style-name="Standard"># loops iterate through a <text:s/></text:p>
      <text:p text:style-name="Standard"># set of values until the </text:p>
      <text:p text:style-name="Standard"># list (arr) is exhausted </text:p>
      <text:p text:style-name="Standard">for i in "${arr[@]}"</text:p>
      <text:p text:style-name="Standard">do</text:p>
      <text:p text:style-name="Standard"><text:s text:c="4"/># access each element <text:s/></text:p>
      <text:p text:style-name="Standard"><text:soft-page-break/><text:s text:c="4"/># as $i </text:p>
      <text:p text:style-name="Standard"><text:s text:c="4"/>echo $i </text:p>
      <text:p text:style-name="Standard">done</text:p>
      <text:p text:style-name="Standard"/>
      <text:p text:style-name="Standard"># !/bin/bash </text:p>
      <text:p text:style-name="Standard"># To input array at run </text:p>
      <text:p text:style-name="Standard"># time by using while-loop </text:p>
      <text:p text:style-name="Standard"><text:s text:c="2"/></text:p>
      <text:p text:style-name="Standard"># echo -n is used to print </text:p>
      <text:p text:style-name="Standard"># message without new line </text:p>
      <text:p text:style-name="Standard">echo -n "Enter the Total numbers :"</text:p>
      <text:p text:style-name="Standard">read n </text:p>
      <text:p text:style-name="Standard">echo "Enter numbers :"</text:p>
      <text:p text:style-name="Standard">i=0 </text:p>
      <text:p text:style-name="Standard"><text:s text:c="2"/></text:p>
      <text:p text:style-name="Standard"># Read upto the size of <text:s/></text:p>
      <text:p text:style-name="Standard"># given array starting from </text:p>
      <text:p text:style-name="Standard"># index, i=0 </text:p>
      <text:p text:style-name="Standard">while [ $i -lt $n ] </text:p>
      <text:p text:style-name="Standard">do</text:p>
      <text:p text:style-name="Standard"><text:s text:c="4"/># To input from user </text:p>
      <text:p text:style-name="Standard"><text:s text:c="4"/>read a[$i] </text:p>
      <text:p text:style-name="Standard"><text:s text:c="2"/></text:p>
      <text:p text:style-name="Standard"><text:s text:c="4"/># Increment the i = i + 1 </text:p>
      <text:p text:style-name="Standard"><text:s text:c="4"/>i=`expr $i + 1` </text:p>
      <text:p text:style-name="Standard">done</text:p>
      <text:p text:style-name="Standard"><text:s text:c="2"/></text:p>
      <text:p text:style-name="Standard"># To print array values <text:s/></text:p>
      <text:p text:style-name="Standard"># starting from index, i=0 </text:p>
      <text:p text:style-name="Standard">echo "Output :"</text:p>
      <text:p text:style-name="Standard">i=0 </text:p>
      <text:p text:style-name="Standard"><text:s text:c="2"/></text:p>
      <text:p text:style-name="Standard">while [ $i -lt $n ] </text:p>
      <text:p text:style-name="Standard">do</text:p>
      <text:p text:style-name="Standard"><text:s text:c="4"/>echo ${a[$i]} </text:p>
      <text:p text:style-name="Standard"><text:s text:c="2"/></text:p>
      <text:p text:style-name="Standard"><text:s text:c="4"/># To increment index </text:p>
      <text:p text:style-name="Standard"><text:s text:c="4"/># by 1, i=i+1 <text:s/></text:p>
      <text:p text:style-name="Standard"><text:s text:c="4"/>i=`expr $i + 1` </text:p>
      <text:p text:style-name="Standard">done</text:p>
      <text:p text:style-name="Standard"/>
      <text:p text:style-name="Standard"/>
      <text:p text:style-name="Standard">#!/bin/bash </text:p>
      <text:p text:style-name="Standard"># To declare static Array <text:s/></text:p>
      <text:p text:style-name="Standard">arr=(1 12 31 4 5) </text:p>
      <text:p text:style-name="Standard">i=0 </text:p>
      <text:p text:style-name="Standard"><text:s text:c="2"/></text:p>
      <text:p text:style-name="Standard"># Loop upto size of array </text:p>
      <text:p text:style-name="Standard"># starting from index, i=0 </text:p>
      <text:p text:style-name="Standard"/>
      <text:p text:style-name="Standard">while [ $i -lt ${#arr[@]} ] </text:p>
      <text:p text:style-name="Standard">do</text:p>
      <text:p text:style-name="Standard"><text:s text:c="4"/># To print index, ith </text:p>
      <text:p text:style-name="Standard"><text:soft-page-break/><text:s text:c="4"/># element </text:p>
      <text:p text:style-name="Standard"><text:s text:c="4"/>echo ${arr[$i]} </text:p>
      <text:p text:style-name="Standard"><text:s text:c="6"/></text:p>
      <text:p text:style-name="Standard"><text:s text:c="4"/># Increment the i = i + 1 </text:p>
      <text:p text:style-name="Standard"><text:s text:c="4"/>i=`expr $i + 1` </text:p>
      <text:p text:style-name="Standard">done</text:p>
      <text:p text:style-name="Standard"/>
      <text:p text:style-name="Standard"/>
      <text:p text:style-name="Standard"/>
      <text:p text:style-name="Standard">#!/bin/bash</text:p>
      <text:p text:style-name="Standard"/>
      <text:p text:style-name="Standard"/>
      <text:p text:style-name="Standard"># Program to print the </text:p>
      <text:p text:style-name="Standard"># given pattern </text:p>
      <text:p text:style-name="Standard"><text:s text:c="2"/></text:p>
      <text:p text:style-name="Standard"># Static input for N </text:p>
      <text:p text:style-name="Standard">N=5 </text:p>
      <text:p text:style-name="Standard"><text:s text:c="2"/></text:p>
      <text:p text:style-name="Standard"># variable used for </text:p>
      <text:p text:style-name="Standard"># while loop </text:p>
      <text:p text:style-name="Standard">i=0 </text:p>
      <text:p text:style-name="Standard">j=0 </text:p>
      <text:p text:style-name="Standard"><text:s text:c="2"/></text:p>
      <text:p text:style-name="Standard">while [ $i -le `expr $N - 1` ] </text:p>
      <text:p text:style-name="Standard">do</text:p>
      <text:p text:style-name="Standard"><text:s text:c="4"/>j=0 </text:p>
      <text:p text:style-name="Standard"><text:s text:c="6"/></text:p>
      <text:p text:style-name="Standard"><text:s text:c="4"/>while [ $j -le `expr $N - 1` ] </text:p>
      <text:p text:style-name="Standard"><text:s text:c="4"/>do</text:p>
      <text:p text:style-name="Standard"><text:s text:c="8"/>if [ `expr $N - 1` -le `expr $i + $j` ] </text:p>
      <text:p text:style-name="Standard"><text:s text:c="8"/>then</text:p>
      <text:p text:style-name="Standard"><text:s text:c="10"/># Print the pattern </text:p>
      <text:p text:style-name="Standard"><text:s text:c="10"/>echo -ne "#"</text:p>
      <text:p text:style-name="Standard"><text:s text:c="8"/>else</text:p>
      <text:p text:style-name="Standard"><text:s text:c="10"/># Print the spaces required </text:p>
      <text:p text:style-name="Standard"><text:s text:c="10"/>echo -ne " "</text:p>
      <text:p text:style-name="Standard"><text:s text:c="8"/>fi</text:p>
      <text:p text:style-name="Standard"><text:s text:c="8"/>j=`expr $j + 1` </text:p>
      <text:p text:style-name="Standard"><text:s text:c="4"/>done</text:p>
      <text:p text:style-name="Standard"><text:s text:c="4"/># For next line </text:p>
      <text:p text:style-name="Standard"><text:s text:c="4"/>echo</text:p>
      <text:p text:style-name="Standard"><text:s text:c="15"/></text:p>
      <text:p text:style-name="Standard"><text:s text:c="4"/>i=`expr $i + 1` </text:p>
      <text:p text:style-name="Standard">done</text:p>
      <text:p text:style-name="Standard"/>
      <text:p text:style-name="Standard"/>
      <text:p text:style-name="Standard">#!/bin/bash</text:p>
      <text:p text:style-name="Standard"/>
      <text:p text:style-name="Standard">echo "Enter size: "</text:p>
      <text:p text:style-name="Standard">read p</text:p>
      <text:p text:style-name="Standard"/>
      <text:p text:style-name="Standard">p=7; </text:p>
      <text:p text:style-name="Standard"><text:s text:c="2"/></text:p>
      <text:p text:style-name="Standard"><text:soft-page-break/>for((m=1; m&lt;=p; m++)) </text:p>
      <text:p text:style-name="Standard">do</text:p>
      <text:p text:style-name="Standard"><text:s text:c="4"/># This loop print spaces </text:p>
      <text:p text:style-name="Standard"><text:s text:c="4"/># required </text:p>
      <text:p text:style-name="Standard"><text:s text:c="4"/>for((a=i; a&lt;=p; a++)) </text:p>
      <text:p text:style-name="Standard"><text:s text:c="4"/>do</text:p>
      <text:p text:style-name="Standard"><text:s text:c="6"/>echo -ne " "; </text:p>
      <text:p text:style-name="Standard"><text:s text:c="4"/>done</text:p>
      <text:p text:style-name="Standard"><text:s text:c="6"/></text:p>
      <text:p text:style-name="Standard"><text:s text:c="4"/># This loop print the left </text:p>
      <text:p text:style-name="Standard"><text:s text:c="4"/># side of the the pyramid </text:p>
      <text:p text:style-name="Standard"><text:s text:c="4"/>for((n=1; n&lt;=m; n++)) </text:p>
      <text:p text:style-name="Standard"><text:s text:c="4"/>do</text:p>
      <text:p text:style-name="Standard"><text:s text:c="6"/>echo -ne "#"; </text:p>
      <text:p text:style-name="Standard"><text:s text:c="4"/>done</text:p>
      <text:p text:style-name="Standard"><text:s text:c="2"/></text:p>
      <text:p text:style-name="Standard"><text:s text:c="4"/># This loop print right <text:s/></text:p>
      <text:p text:style-name="Standard"><text:s text:c="4"/># side of the pryamid. </text:p>
      <text:p text:style-name="Standard"><text:s text:c="4"/>for((i=1; i&lt;m; i++)) </text:p>
      <text:p text:style-name="Standard"><text:s text:c="4"/>do</text:p>
      <text:p text:style-name="Standard"><text:s text:c="6"/>echo -ne "#"; </text:p>
      <text:p text:style-name="Standard"><text:s text:c="4"/>done</text:p>
      <text:p text:style-name="Standard"><text:s text:c="2"/></text:p>
      <text:p text:style-name="Standard"><text:s text:c="4"/># New line </text:p>
      <text:p text:style-name="Standard"><text:s text:c="4"/>echo; </text:p>
      <text:p text:style-name="Standard">d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09:44:53.666000995</meta:creation-date>
    <meta:generator>LibreOffice/6.0.3.2$Linux_X86_64 LibreOffice_project/00m0$Build-2</meta:generator>
    <dc:date>2018-12-09T09:50:01.974545182</dc:date>
    <meta:editing-duration>PT4M59S</meta:editing-duration>
    <meta:editing-cycles>18</meta:editing-cycles>
    <meta:document-statistic meta:table-count="0" meta:image-count="0" meta:object-count="0" meta:page-count="10" meta:paragraph-count="447" meta:word-count="1195" meta:character-count="6574" meta:non-whitespace-character-count="4518"/>
  </office:meta>
</office:document-meta>
</file>